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ariable_fichier" text:name="fichier"/>
      </text:user-field-decls>
      <text:p text:style-name="Standard"><text:user-field-get text:name="fichier">variable_fichier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Ajir</meta:initial-creator>
    <meta:creation-date>2013-10-02T15:02:21.985926909</meta:creation-date>
    <dc:date>2013-10-02T15:03:36.213331998</dc:date>
    <dc:creator>Florian Ajir</dc:creator>
    <meta:editing-duration>P0D</meta:editing-duration>
    <meta:editing-cycles>1</meta:editing-cycles>
    <meta:generator>LibreOffice/4.1.2.2$Linux_X86_64 LibreOffice_project/410$Build-2</meta:generator>
    <meta:document-statistic meta:table-count="0" meta:image-count="0" meta:object-count="0" meta:page-count="1" meta:paragraph-count="1" meta:word-count="1" meta:character-count="16" meta:non-whitespace-character-count="16"/>
  </office:meta>
</office:document-meta>
</file>